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062b5"/>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2">
      <style:text-properties officeooo:paragraph-rsid="000062b5"/>
    </style:style>
    <style:style style:name="P5" style:family="paragraph" style:parent-style-name="Standard" style:list-style-name="L3">
      <style:text-properties officeooo:paragraph-rsid="0000f887"/>
    </style:style>
    <style:style style:name="P6" style:family="paragraph" style:parent-style-name="Standard" style:list-style-name="L4">
      <style:text-properties officeooo:paragraph-rsid="000062b5"/>
    </style:style>
    <style:style style:name="P7" style:family="paragraph" style:parent-style-name="Standard">
      <style:text-properties officeooo:paragraph-rsid="0000f887"/>
    </style:style>
    <style:style style:name="T1" style:family="text">
      <style:text-properties officeooo:rsid="000062b5"/>
    </style:style>
    <style:style style:name="T2" style:family="text">
      <style:text-properties officeooo:rsid="0000f88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AProtocol for Building Secure and Reliable Covert Channel </text:h>
      <text:p text:style-name="Standard"/>
      <text:p text:style-name="Standard"/>
      <text:p text:style-name="Standard">This paper presents a secure and lightweight protocol for reliable data transfer through moderate bandwidth covert channels. </text:p>
      <text:p text:style-name="Standard"/>
      <text:p text:style-name="Standard">This paper demonstrates that it is possible to transmit large amounts of data covertly with sophisticated support such as security and reliability </text:p>
      <text:p text:style-name="Standard"/>
      <text:p text:style-name="Standard">The proposed protocol exploits ICMP Echo Request as covert medium, and uses OS finger-printing techniquesto simulate real TCP/IP stack behavior for further security enhancements. </text:p>
      <text:p text:style-name="Standard"/>
      <text:h text:style-name="Heading_20_4" text:outline-level="4">Introduction </text:h>
      <text:p text:style-name="Standard">A covert channel is a logical link between two com promised systems through which two end applications can secretly exchange information without being detected. </text:p>
      <text:p text:style-name="Standard"/>
      <text:p text:style-name="Standard">A covert channel remains undetectable to an intermediary, de spite the fact that the intermediary may have privileges </text:p>
      <text:p text:style-name="Standard"/>
      <text:p text:style-name="Standard">A covert channel is designed to be hidden within the normal communication traffic of a le gitimate logical channel, </text:p>
      <text:p text:style-name="Standard"/>
      <text:p text:style-name="Standard">Secret in formation is embedded in the legitimate channel packets in such a way that only the end applications can detect and re trieve this information. </text:p>
      <text:p text:style-name="Standard"/>
      <text:p text:style-name="Standard">Anyone else watching the network traffic is unable to detect the presence of such information in the legitimate channel packets. Because a covert chan nel hides within a legitimate logical channel, it is a very simple yet effective mechanism for exchanginginformation between two end applications without alerting any firewalls or intrusion detectors on the network. </text:p>
      <text:p text:style-name="Standard"/>
      <text:p text:style-name="Standard"><text:span text:style-name="T1">I</text:span>t is very difficult to hide large amount of data in legitimate logical channels without raising suspicion in the intermedi ate observers such as intrusion detectors </text:p>
      <text:p text:style-name="Standard"/>
      <text:p text:style-name="P1"><text:span text:style-name="T1">E</text:span>xchanging frequently even small amounts of data raises the possibility of suspicion. Because of these restrictions, it has not been possible so far to maintain extended sessions of intelligent information exchange between two cooperating end-applications via a covert channel. </text:p>
      <text:p text:style-name="Standard"/>
      <text:p text:style-name="Standard">In this paper, we describe the design, implementation and evaluation of a protocol to establish a covert channel that not only maintains a high degree of stealthiness, but also allows end applications to maintain prolongedcommu nication sessions and provides support for reliability as well as data confidentiality </text:p>
      <text:p text:style-name="Standard"/>
      <text:p text:style-name="Standard">An important feature of our pro posed protocol is that it can be embedded in any legitimate logical channel that is based on </text:p>
      <text:p text:style-name="Standard"/>
      <text:p text:style-name="Standard">we de scribe our protocol using ICMP. This protocol satisfies the following important properties: </text:p>
      <text:list text:style-name="L1">
        <text:list-item>
          <text:p text:style-name="P2">Stealthiness </text:p>
        </text:list-item>
        <text:list-item>
          <text:p text:style-name="P2">Lightweight </text:p>
        </text:list-item>
        <text:list-item>
          <text:p text:style-name="P2">Confidentiality and integrity </text:p>
        </text:list-item>
        <text:list-item>
          <text:p text:style-name="P2">Reliability and Ordering </text:p>
        </text:list-item>
      </text:list>
      <text:p text:style-name="Standard"><text:soft-page-break/></text:p>
      <text:p text:style-name="Standard">We have implemented a prototype of this protocol using ICMP in Linux kernel, and performed a number of experi ments. </text:p>
      <text:p text:style-name="Standard"/>
      <text:p text:style-name="Standard">To demonstrate that our protocol can be used for intelligent in formation exchange, we have implemented an application wherein an end-application can open a shell on a remote machine using our covert channel. </text:p>
      <text:p text:style-name="Standard"/>
      <text:list text:style-name="L2">
        <text:list-item>
          <text:p text:style-name="P3">Section 2 summarizes the current and past work </text:p>
        </text:list-item>
        <text:list-item>
          <text:p text:style-name="P4">Section 3 describes the design of our protocol. </text:p>
        </text:list-item>
        <text:list-item>
          <text:p text:style-name="P4">Section 4 describes a prototype implementation </text:p>
        </text:list-item>
        <text:list-item>
          <text:p text:style-name="P4">Section 5 concludes the paper </text:p>
        </text:list-item>
      </text:list>
      <text:p text:style-name="P1"/>
      <text:p text:style-name="P1"/>
      <text:p text:style-name="P1">2 Related Work </text:p>
      <text:p text:style-name="P1"/>
      <text:p text:style-name="P1">[7] shows how to use IP identification field and TCP initial sequence number field, by simply replacing them with clandestine ASCII charac ters. The method can further be improved by XOR-ing the data with some random numbers. </text:p>
      <text:p text:style-name="P1"/>
      <text:p text:style-name="P1">We propose a protocol to build covert channel over any IP-based channels. </text:p>
      <text:p text:style-name="P1"/>
      <text:p text:style-name="P1">we focus on building a covert channel over ICMP Echo-Request packet using this protocol. There are two reasons for choosing ICMP echo request packets </text:p>
      <text:p text:style-name="P1"/>
      <text:p text:style-name="P1">First, ICMP echo request packets are com monly used to check the status of a network </text:p>
      <text:p text:style-name="P1"/>
      <text:p text:style-name="P1">Secondly, an in termediary cannot disable ICMP traffic withoutinterrupting normal user services </text:p>
      <text:p text:style-name="P1"/>
      <text:p text:style-name="P1">Though [3] has already proposed method to send covert data over ICMP echo request and reply packets, they can not keep the statistical property of the underlying ICMP channel. </text:p>
      <text:p text:style-name="P1"/>
      <text:p text:style-name="P1">Our protocol is unique to the extent that instead of exploiting all the 56 bytes that are available as default for ICMP Echo request data [1], we use only five bytes for data. </text:p>
      <text:p text:style-name="P1"/>
      <text:p text:style-name="P1">In addition, to provide a reliable communication, we have designed an 8-bit protocol header that is embedded inside the ICMP identification field. Hence effectively we send 6 bytes of covert data per packets </text:p>
      <text:p text:style-name="P1"/>
      <text:p text:style-name="P1"/>
      <text:p text:style-name="P1">3 Protocol Design </text:p>
      <text:p text:style-name="P1">An important feature of this protocol is that it can be embedded in any IP-based channel. </text:p>
      <text:p text:style-name="P1"/>
      <text:p text:style-name="P1">The protocol provides support for secure (confidentiality and in tegrity) and reliable bi-directional data exchange </text:p>
      <text:p text:style-name="P1"/>
      <text:p text:style-name="P1">The key challenge in building such a protocol is to ensure that it is computationally lightweight and consumes low bandwidth of internet. </text:p>
      <text:p text:style-name="P1"/>
      <text:p text:style-name="P1"/>
      <text:p text:style-name="P1">To establish reliability, we choose the simple stop-and wait automatic repeat request (ARQ) mechanism </text:p>
      <text:p text:style-name="P1"><text:soft-page-break/></text:p>
      <text:p text:style-name="P1">There are of course more sophisticated and popular reliability mech anisms available, </text:p>
      <text:p text:style-name="P1"/>
      <text:p text:style-name="P1"/>
      <text:p text:style-name="P1">But the major problem with implementing them is that they tend to use much larger bandwidth than we can afford to avoid detectability. Since low bandwidth usage is of paramountimportancefor our design, these sophisticated mechanisms with large bandwidth requirements do not suit well. </text:p>
      <text:p text:style-name="P1"/>
      <text:p text:style-name="P1">Though stop-and-wait is not very efficient is terms of band width usage, we intentionally want to keep the bandwidth low to avoid detection. </text:p>
      <text:p text:style-name="P1"/>
      <text:p text:style-name="P1">Our protocol header is shown in Figure 1 </text:p>
      <text:p text:style-name="P1"/>
      <text:p text:style-name="P1">The sequence number is two bits long and is used for identification pur poses. Two bits of sequence number field allows for four sequence numbers. We believe that four sequence numbers are sufficient for protecting against sequence number wrap ping around and being reused before an earlier packet with the same sequence number has been processed. </text:p>
      <text:p text:style-name="P1"/>
      <text:p text:style-name="P1">The IsData field is a one-bit flag to indicate if the packet contains covert data in the data part of the Packet. </text:p>
      <text:p text:style-name="P1"/>
      <text:p text:style-name="P1">The acknowledgment is comprised of three bits: the first bit Ack indicates acknowledgment (set to 1); the next two bits are the sequence number of the frame being acknowledged </text:p>
      <text:p text:style-name="P1"/>
      <text:p text:style-name="P1">Finally, the Start flag bit is set to indicate start of the covert communication,and theStop flagbitis set to indicate termination of the covert communication. </text:p>
      <text:p text:style-name="P1"/>
      <text:p text:style-name="P1">In accordance with ARQ mechanism, a sender expects an acknowledgment for a frame sent within a fixed timeout period. In case it does not receive this acknowledgment, it retransmits it. The data exchange can be bi-directional, in which case acknowledgment can be piggybacked with data, indicated by setting the isData flagto1 </text:p>
      <text:p text:style-name="P1"/>
      <text:p text:style-name="P1">Our goal is to provide two types of security support in our protocol: </text:p>
      <text:list text:style-name="L3">
        <text:list-item>
          <text:p text:style-name="P5">data confidentiality </text:p>
        </text:list-item>
        <text:list-item>
          <text:p text:style-name="P5">data integrity </text:p>
        </text:list-item>
      </text:list>
      <text:p text:style-name="P1"/>
      <text:p text:style-name="P1">While techniques to provide this support are well known, the key challenge is to provide this support with minimal resources. </text:p>
      <text:p text:style-name="P1"/>
      <text:p text:style-name="P1">data confidentiality can be provided by using an iterated cryptosystem such as 3-DES or AES </text:p>
      <text:p text:style-name="P1"/>
      <text:p text:style-name="P1">It is very important for the covert channel daemon to use minimum resources, as more resource usage will raise suspicion. </text:p>
      <text:p text:style-name="P1"/>
      <text:p text:style-name="P1">This algorithm uses one-time pad (OTP) as the basic en cryption mechanism. </text:p>
      <text:p text:style-name="P1">plain text M is com bined (XOR-ed) with an equal length string of random bits K called key or pad. </text:p>
      <text:p text:style-name="P1"/>
      <text:p text:style-name="P1">This key is usually generated by a cryptographically strong pseudo-random number generator </text:p>
      <text:p text:style-name="P1"/>
      <text:p text:style-name="P1">this key (pad) is used only once and never used anywhere else by any mechanism, this is called one time pad </text:p>
      <text:p text:style-name="P1"/>
      <text:p text:style-name="P1"><text:soft-page-break/>Encryption mechanism is defined as C =E(M,K)=M⊕K </text:p>
      <text:p text:style-name="P1"/>
      <text:p text:style-name="P1">Decryption mechanism is similarly defined as M =D(C,K)=C⊕K </text:p>
      <text:p text:style-name="P1"/>
      <text:p text:style-name="P1">One-time pad is the only cryptosystem that can is claimed to be fully secure. But the basic requirement is that no portion of the key would be reused for another encryp tion. </text:p>
      <text:p text:style-name="P1"/>
      <text:p text:style-name="P1">This requires random key distribution at both ends of the covert channel, which is non-trivial </text:p>
      <text:p text:style-name="P1"/>
      <text:p text:style-name="P1">using OTP in its basic form is not possible in most of the general-purpose applications </text:p>
      <text:p text:style-name="P1"/>
      <text:p text:style-name="P1">We use chaotic dynamics based pseudo random num ber generator (PRNG) as the source of our key material to eliminate this drawback </text:p>
      <text:p text:style-name="P1"/>
      <text:p text:style-name="P1">We need secure distribution of the random string K, and K must get initialized to a new ran dom value for each encryption </text:p>
      <text:p text:style-name="P1"/>
      <text:p text:style-name="P1">The first requirement can be achieved if we can keep the amount of information to be exchanged to a minimum and that is exchanged once per encryption. </text:p>
      <text:p text:style-name="P1"/>
      <text:p text:style-name="P1">For solving the second problem, we need a cryptographically strong pseudo random number genera tor (CSPRING) that producessequences of values that have the following properties: </text:p>
      <text:list text:style-name="L4">
        <text:list-item>
          <text:p text:style-name="P6">The values have minimal internal correlation. </text:p>
        </text:list-item>
        <text:list-item>
          <text:p text:style-name="P6">The values convey minimum possible information about their origin. </text:p>
        </text:list-item>
        <text:list-item>
          <text:p text:style-name="P6">The values are absolutely dependent upon unique and sensitive initial condition for reproduction. </text:p>
        </text:list-item>
      </text:list>
      <text:p text:style-name="P1"/>
      <text:p text:style-name="P1">we propose a new cryptographically strong pseudo-random number generator based on a well-known chaotic map called the logistic map [6]. The logistic map is defined as follows </text:p>
      <text:p text:style-name="P1"/>
      <text:p text:style-name="P1">This method provides data confidentiality with minimal computational requirements </text:p>
      <text:p text:style-name="P1"/>
      <text:p text:style-name="P1"/>
      <text:h text:style-name="Heading_20_4" text:outline-level="4">Covert Channel over ICMP </text:h>
      <text:p text:style-name="P1">Based on these reliability and security mechanisms, we nowpresenta design to transmit covertdata via ICMP Echo request packets </text:p>
      <text:p text:style-name="P1"/>
      <text:p text:style-name="P1">One Approachis to put the protocolheader and covert data together, and send it across after proper encryption. But this is only feasible when the underlying covert channel has enough bandwidth. </text:p>
      <text:p text:style-name="P1"/>
      <text:p text:style-name="P1">In addition, generating echo request packets using this method will cause changing the data part with every packet. In general, every operating system puts it finger print in the data part. Hence, ICMP echorequestpayloadcarries a fixed bit pattern. </text:p>
      <text:p text:style-name="P1"/>
      <text:p text:style-name="P1">If the data part of ICMP echo request keeps on changingwith everypacket the covertchannelwill be easily detectable. </text:p>
      <text:p text:style-name="P1"/>
      <text:p text:style-name="P1">In our design we implement two covert channels in the same packet. One is used for transmitting the protocol header and the other one is used for transmitting data. </text:p>
      <text:p text:style-name="P1"/>
      <text:p text:style-name="P1"><text:soft-page-break/>For example, in an ICMP echo packet, the last byte of ICMP identifier field can be exploited to carry the protocol header and data can be put in ICMP payload </text:p>
      <text:p text:style-name="P1"/>
      <text:p text:style-name="P1">Necessary care must betaken so thatthe data transmittedthroughcovertchannels have the characteristics of the operating system fingerprint. One of the main advantages of this approach is that it can use two different low-bandwidth covert channels together to transmit data reliably across, while neither of these chan nels alone has enough bandwidth to transmit both the data and the protocol header. </text:p>
      <text:p text:style-name="P1"/>
      <text:p text:style-name="P1">Now, we will look into how the protocol header can be hidden in the ICMP identifier field to make detection diffi cult. </text:p>
      <text:p text:style-name="P1"/>
      <text:p text:style-name="P1">When we say that it is difficult for an intermediary to detect the covert transfer of data, we mean that by simply inspecting all packets it will not be possible for the inter mediary to decide with certainty that a particular packet is carrying some covert data and not normal traffic generated by the end hosts. </text:p>
      <text:p text:style-name="P1"/>
      <text:p text:style-name="P1">how the ping program sets the ICMP identifier field. </text:p>
      <text:p text:style-name="P1"/>
      <text:p text:style-name="P1">The current implementation of ping in Linux fills the ICMP identifier field with lower 16 bits of the Process ID of the ”ping” process. </text:p>
      <text:p text:style-name="P1">So each time the ping programisrun, it uses a differentvaluein the ICMP identifier field. But all packets sent by the same instance of ”ping” contain the same value in the ICMP identifier field. </text:p>
      <text:p text:style-name="P1">In Linux, process IDs are initialized to 300 and incremented by 1 every time a new process is created. When the ID overflows, it is initialized back to 300. All IDs below 300 are reserved for the kernel threads. </text:p>
      <text:p text:style-name="P1"/>
      <text:p text:style-name="P1">So, the ICMP identifier f ield can safely contain random values as the monotonicity of the process IDs won’t always be reflected in the lower 16 bits </text:p>
      <text:p text:style-name="P1"/>
      <text:p text:style-name="P1">Hence to minimize the anomaly caused by insertion of data, we chose to increase the 1st byte of the ICMP identifier field monotonically, while inserting the protocol header in the last byte of the identifier field. </text:p>
      <text:p text:style-name="P1"/>
      <text:p text:style-name="P1">In Linux if time measuring option is enabled (which is enabled by default) the ”ping” program fills the first eight bytes of the payload with current time. </text:p>
      <text:p text:style-name="P1"/>
      <text:p text:style-name="P1">The rest of the data is filled with values from 8 to 64. So, in the payload, only the first 8 bytes are variable, rest always remains the same. </text:p>
      <text:p text:style-name="P1"/>
      <text:p text:style-name="P1">Hence, we suggest using the lower 4 bytes (where the microsecond portion is stored) and the lowest byte of sec ond portion together to hide our data. As this causes mini mal statistical changes in the timestamp, it’ll be very diffi cult to differentiate from the clock skew. </text:p>
      <text:p text:style-name="P1"/>
      <text:p text:style-name="P1"/>
      <text:p text:style-name="P1">4 Evaluation </text:p>
      <text:p text:style-name="P1"/>
      <text:p text:style-name="P1">In this implementation, we embedded our 1-byte protocol header in the lower (sec ond) byte of the ID field in the ICMP protocol header. </text:p>
      <text:p text:style-name="P1"/>
      <text:p text:style-name="P1">ID field in Linux ICMP header includes the lower two bytes of the process id of the process sending the ICMP packet. Since process ids in Linux can take any value staring from 300 until the largest <text:soft-page-break/>value that can be ac commodated(4bytesor 8bytes), all valuesin the range0 ... (216 −1) can appear in the lower two bytes of legal process ids </text:p>
      <text:p text:style-name="P1"/>
      <text:p text:style-name="P1">Thus, incorporating our one-byte protocol header in the lower byte of the ID field of an ICMP headerand mono tonically increasing the upper byte of the identifier field, doesnotmakethecorrespondingICMPpacketunusual,and hence does not raise any suspicion of unusual activity. An added benefit of updating the ID field in this man ner is that every packet that the end application transmits has a different value in the ID field </text:p>
      <text:p text:style-name="P1"/>
      <text:p text:style-name="P1">This prevents an in termediary from inferring that a series of Ping packets are in fact originating from the same process and thus causing suspicion. </text:p>
      <text:p text:style-name="P1"/>
      <text:p text:style-name="P1">Up to five bytes of data are included from fourth through eighth bytes of ICMP payload. </text:p>
      <text:p text:style-name="P1"/>
      <text:p text:style-name="P7"><text:span text:style-name="T2">The </text:span>first eight bytes in Linux ICMP payloadcontain the valueof current time </text:p>
      <text:p text:style-name="P1"/>
      <text:p text:style-name="P1">By incorporating our covert data, we update the value of the microseconds f ield (fifth through eighth bytes) and the one byte of the seconds field (fourth byte). It is essential to ensure that this update doesnot makethe correspondingICMPpacketstand out as unusual. </text:p>
      <text:p text:style-name="P1"/>
      <text:p text:style-name="P1">We have run a number of experiments using our pro totype implementation to see if incorporating our protocol headers and data in the above-mentioned way causes any statistical difference in the bit patterns of the correspond ing ICMP packet from that of a normal ICMP packet. </text:p>
      <text:p text:style-name="P1"/>
      <text:p text:style-name="P1">Our results show that there is no statistical difference be tween the bit patterns generated by our covert channel laden ICMP packets and normal ICMP packets. </text:p>
      <text:p text:style-name="P1"/>
      <text:p text:style-name="P1">Figure 4 shows the value of the timestamp field in ICMP packet under nor mal conditions, i.e. when no covert data has been embed ded, over 70 different runs. Figure 5 shows the value of the time stamp field in ICMP packet when our protocol has been deployed, again over 70 different runs. Notice that both of these graphs show similar statistical behavior.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13:27:34.732000000</meta:creation-date>
    <dc:date>2025-03-27T18:54:35.421000000</dc:date>
    <meta:editing-duration>PT5H27M</meta:editing-duration>
    <meta:editing-cycles>2</meta:editing-cycles>
    <meta:generator>LibreOffice/7.5.7.1$Windows_X86_64 LibreOffice_project/47eb0cf7efbacdee9b19ae25d6752381ede23126</meta:generator>
    <meta:document-statistic meta:table-count="0" meta:image-count="0" meta:object-count="0" meta:page-count="6" meta:paragraph-count="102" meta:word-count="2336" meta:character-count="14384" meta:non-whitespace-character-count="12061"/>
  </office:meta>
</office:document-meta>
</file>